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896cm" fo:margin-left="0.069cm" table:align="left" style:writing-mode="lr-tb"/>
    </style:style>
    <style:style style:name="Tableau2.A" style:family="table-column">
      <style:table-column-properties style:column-width="1.949cm"/>
    </style:style>
    <style:style style:name="Tableau2.B" style:family="table-column">
      <style:table-column-properties style:column-width="2.14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1.348cm"/>
    </style:style>
    <style:style style:name="Tableau2.E" style:family="table-column">
      <style:table-column-properties style:column-width="2.766cm"/>
    </style:style>
    <style:style style:name="Tableau2.F" style:family="table-column">
      <style:table-column-properties style:column-width="1.515cm"/>
    </style:style>
    <style:style style:name="Tableau2.G" style:family="table-column">
      <style:table-column-properties style:column-width="2.141cm"/>
    </style:style>
    <style:style style:name="Tableau2.H" style:family="table-column">
      <style:table-column-properties style:column-width="2.12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3" style:family="table">
      <style:table-properties style:width="7.761cm" table:align="left" style:writing-mode="lr-tb"/>
    </style:style>
    <style:style style:name="Tableau3.A" style:family="table-column">
      <style:table-column-properties style:column-width="2.081cm"/>
    </style:style>
    <style:style style:name="Tableau3.B" style:family="table-column">
      <style:table-column-properties style:column-width="3.069cm"/>
    </style:style>
    <style:style style:name="Tableau3.C" style:family="table-column">
      <style:table-column-properties style:column-width="2.61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398cm" style:rel-column-width="3627*"/>
    </style:style>
    <style:style style:name="Tableau4.B" style:family="table-column">
      <style:table-column-properties style:column-width="10.603cm" style:rel-column-width="6011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4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4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B2" style:family="table-cell">
      <style:table-cell-properties style:vertical-align="middle" fo:padding="0.097cm" fo:border-left="none" fo:border-right="0.05pt solid #000000" fo:border-top="none" fo:border-bottom="none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707cm" style:rel-column-width="4936*"/>
    </style:style>
    <style:style style:name="Tableau5.B" style:family="table-column">
      <style:table-column-properties style:column-width="8.294cm" style:rel-column-width="4702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5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707cm" style:rel-column-width="4936*"/>
    </style:style>
    <style:style style:name="Tableau6.B" style:family="table-column">
      <style:table-column-properties style:column-width="8.294cm" style:rel-column-width="4702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6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6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B2" style:family="table-cell">
      <style:table-cell-properties style:vertical-align="middle" fo:padding="0.097cm" fo:border-left="none" fo:border-right="0.05pt solid #000000" fo:border-top="none" fo:border-bottom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4819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6.398cm" style:rel-column-width="3627*"/>
    </style:style>
    <style:style style:name="Tableau8.B" style:family="table-column">
      <style:table-column-properties style:column-width="10.603cm" style:rel-column-width="6011*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8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8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B2" style:family="table-cell">
      <style:table-cell-properties style:vertical-align="middle" fo:padding="0.097cm" fo:border-left="none" fo:border-right="0.05pt solid #000000" fo:border-top="none" fo:border-bottom="none"/>
    </style:style>
    <style:style style:name="Tableau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font-name="Times New Roman" officeooo:paragraph-rsid="0008d90f" style:font-name-complex="Times New Roman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paragraph-rsid="000a9694"/>
    </style:style>
    <style:style style:name="P4" style:family="paragraph" style:parent-style-name="Heading_20_1">
      <style:paragraph-properties fo:text-align="center" style:justify-single-word="false"/>
      <style:text-properties officeooo:rsid="0008d90f"/>
    </style:style>
    <style:style style:name="P5" style:family="paragraph" style:parent-style-name="Heading_20_1">
      <style:paragraph-properties fo:text-align="center" style:justify-single-word="false" fo:break-before="page"/>
      <style:text-properties officeooo:rsid="000e8db6" officeooo:paragraph-rsid="000e8db6"/>
    </style:style>
    <style:style style:name="P6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officeooo:paragraph-rsid="000eadd2"/>
    </style:style>
    <style:style style:name="P7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paragraph-rsid="000eadd2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officeooo:paragraph-rsid="0008d90f" style:font-name-complex="Comic Sans MS"/>
    </style:style>
    <style:style style:name="P9" style:family="paragraph" style:parent-style-name="Standard">
      <style:paragraph-properties style:snap-to-layout-grid="false"/>
      <style:text-properties style:font-name="Times New Roman" officeooo:paragraph-rsid="0008d90f" style:font-name-complex="Comic Sans MS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Times New Roman" officeooo:paragraph-rsid="0008d90f" style:font-name-complex="Comic Sans MS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officeooo:rsid="0008d90f" officeooo:paragraph-rsid="0008d90f" style:font-name-complex="Comic Sans M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08d90f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paragraph-rsid="0008d90f"/>
    </style:style>
    <style:style style:name="P15" style:family="paragraph" style:parent-style-name="Standard">
      <style:paragraph-properties fo:text-align="start" style:justify-single-word="false"/>
      <style:text-properties officeooo:paragraph-rsid="0008d90f"/>
    </style:style>
    <style:style style:name="P16" style:family="paragraph" style:parent-style-name="Standard">
      <style:paragraph-properties fo:text-align="start" style:justify-single-word="false"/>
      <style:text-properties officeooo:rsid="0008d90f" officeooo:paragraph-rsid="0008d90f"/>
    </style:style>
    <style:style style:name="P17" style:family="paragraph" style:parent-style-name="Standard">
      <style:paragraph-properties fo:text-align="start" style:justify-single-word="false"/>
      <style:text-properties officeooo:rsid="0008d90f" officeooo:paragraph-rsid="000a9694"/>
    </style:style>
    <style:style style:name="P18" style:family="paragraph" style:parent-style-name="Standard">
      <style:paragraph-properties fo:text-align="start" style:justify-single-word="false"/>
      <style:text-properties officeooo:rsid="0008d90f" officeooo:paragraph-rsid="000bcdbf"/>
    </style:style>
    <style:style style:name="P19" style:family="paragraph" style:parent-style-name="Standard">
      <style:paragraph-properties fo:text-align="start" style:justify-single-word="false"/>
      <style:text-properties officeooo:rsid="0008d90f" officeooo:paragraph-rsid="000c6106"/>
    </style:style>
    <style:style style:name="P20" style:family="paragraph" style:parent-style-name="Standard">
      <style:paragraph-properties fo:text-align="start" style:justify-single-word="false"/>
      <style:text-properties officeooo:rsid="0008d90f" officeooo:paragraph-rsid="000ca948"/>
    </style:style>
    <style:style style:name="P21" style:family="paragraph" style:parent-style-name="Standard">
      <style:paragraph-properties fo:text-align="start" style:justify-single-word="false"/>
      <style:text-properties officeooo:rsid="0008d90f" officeooo:paragraph-rsid="000e8db6"/>
    </style:style>
    <style:style style:name="P22" style:family="paragraph" style:parent-style-name="Standard">
      <style:paragraph-properties fo:text-align="center" style:justify-single-word="false" style:snap-to-layout-grid="false"/>
      <style:text-properties officeooo:rsid="0008d90f" officeooo:paragraph-rsid="0008d90f"/>
    </style:style>
    <style:style style:name="P23" style:family="paragraph" style:parent-style-name="Standard">
      <style:paragraph-properties fo:text-align="start" style:justify-single-word="false"/>
      <style:text-properties officeooo:rsid="000a9694" officeooo:paragraph-rsid="000a9694"/>
    </style:style>
    <style:style style:name="P24" style:family="paragraph" style:parent-style-name="Standard">
      <style:paragraph-properties fo:text-align="start" style:justify-single-word="false"/>
      <style:text-properties officeooo:rsid="000a9694" officeooo:paragraph-rsid="000c6106"/>
    </style:style>
    <style:style style:name="P25" style:family="paragraph" style:parent-style-name="Standard">
      <style:paragraph-properties fo:text-align="start" style:justify-single-word="false"/>
      <style:text-properties officeooo:rsid="000a9694" officeooo:paragraph-rsid="000ca948"/>
    </style:style>
    <style:style style:name="P26" style:family="paragraph" style:parent-style-name="Standard">
      <style:paragraph-properties fo:text-align="start" style:justify-single-word="false"/>
      <style:text-properties officeooo:rsid="000e8db6" officeooo:paragraph-rsid="000e8db6"/>
    </style:style>
    <style:style style:name="P27" style:family="paragraph" style:parent-style-name="Standard">
      <style:paragraph-properties fo:text-align="start" style:justify-single-word="false"/>
      <style:text-properties officeooo:rsid="000eadd2" officeooo:paragraph-rsid="000eadd2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0a9694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0a9694" officeooo:paragraph-rsid="000a9694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0a9694" officeooo:paragraph-rsid="000bcdbf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0ca948" officeooo:paragraph-rsid="000ca948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0ca948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0eadd2" officeooo:paragraph-rsid="000eadd2"/>
    </style:style>
    <style:style style:name="P34" style:family="paragraph" style:parent-style-name="Standard" style:list-style-name="">
      <style:paragraph-properties fo:margin-left="0.635cm" fo:margin-right="0cm" fo:text-align="start" style:justify-single-word="false" fo:text-indent="0cm" style:auto-text-indent="false"/>
      <style:text-properties officeooo:rsid="000a9694" officeooo:paragraph-rsid="000ca948"/>
    </style:style>
    <style:style style:name="P35" style:family="paragraph" style:parent-style-name="Par._20_décalé">
      <style:paragraph-properties fo:margin-left="1.6cm" fo:margin-right="0cm" fo:text-align="start" style:justify-single-word="false" fo:text-indent="-0.6cm" style:auto-text-indent="false"/>
      <style:text-properties officeooo:rsid="000a9694" officeooo:paragraph-rsid="000a9694"/>
    </style:style>
    <style:style style:name="P36" style:family="paragraph" style:parent-style-name="Par._20_décalé">
      <style:paragraph-properties fo:margin-left="1.6cm" fo:margin-right="0cm" fo:text-indent="-0.6cm" style:auto-text-indent="false"/>
      <style:text-properties officeooo:paragraph-rsid="000a9694"/>
    </style:style>
    <style:style style:name="P37" style:family="paragraph" style:parent-style-name="Par._20_décalé">
      <style:paragraph-properties fo:margin-left="0cm" fo:margin-right="0cm" fo:text-indent="0cm" style:auto-text-indent="false"/>
      <style:text-properties officeooo:paragraph-rsid="000a9694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8d90f" style:font-name-complex="Times New Roman"/>
    </style:style>
    <style:style style:name="T3" style:family="text">
      <style:text-properties style:font-name="Times New Roman" officeooo:rsid="000a9694" style:font-name-complex="Times New Roman"/>
    </style:style>
    <style:style style:name="T4" style:family="text">
      <style:text-properties style:font-name="Times New Roman" officeooo:rsid="000bcdbf" style:font-name-complex="Times New Roman"/>
    </style:style>
    <style:style style:name="T5" style:family="text">
      <style:text-properties style:font-name="Times New Roman" officeooo:rsid="000c6106" style:font-name-complex="Times New Roman"/>
    </style:style>
    <style:style style:name="T6" style:family="text">
      <style:text-properties style:font-name="Times New Roman" fo:font-weight="bold" style:font-weight-asian="bold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fo:color="#0000ff" style:font-name="Consolas" fo:font-size="9.5pt" style:font-size-asian="9.5pt" style:font-name-complex="Times New Roman" fo:background-color="#ffffff"/>
    </style:style>
    <style:style style:name="T9" style:family="text">
      <style:text-properties fo:color="#0000ff" style:font-name="Consolas" fo:font-size="9.5pt" style:font-size-asian="9.5pt" fo:background-color="#ffffff"/>
    </style:style>
    <style:style style:name="T10" style:family="text">
      <style:text-properties fo:color="#0000ff" style:font-name="Consolas" fo:font-size="9.5pt" officeooo:rsid="000a9694" style:font-size-asian="9.5pt" fo:background-color="#ffffff"/>
    </style:style>
    <style:style style:name="T11" style:family="text">
      <style:text-properties fo:color="#0000ff" style:font-name="Consolas" fo:font-size="9.5pt" style:font-size-asian="9.5pt" style:font-name-complex="Times New Roman" fo:background-color="#ffffff"/>
    </style:style>
    <style:style style:name="T12" style:family="text">
      <style:text-properties fo:color="#0000ff" style:font-name="Consolas" fo:font-size="9.5pt" officeooo:rsid="000a9694" style:font-size-asian="9.5pt" style:font-name-complex="Times New Roman" fo:background-color="#ffffff"/>
    </style:style>
    <style:style style:name="T13" style:family="text">
      <style:text-properties fo:color="#0000ff" style:font-name="Consolas" fo:font-size="9.5pt" officeooo:rsid="000e8db6" style:font-size-asian="9.5pt" fo:background-color="#ffffff"/>
    </style:style>
    <style:style style:name="T14" style:family="text">
      <style:text-properties fo:color="#0000ff" style:font-name="Consolas" fo:font-size="9.5pt" officeooo:rsid="0008d90f" style:font-size-asian="9.5pt" fo:background-color="#ffffff"/>
    </style:style>
    <style:style style:name="T15" style:family="text">
      <style:text-properties fo:color="#0000ff" style:font-name="Consolas1" fo:font-size="9.5pt" style:font-size-asian="9.5pt" style:font-name-complex="Consolas1" fo:background-color="#ffffff"/>
    </style:style>
    <style:style style:name="T16" style:family="text">
      <style:text-properties fo:color="#0000ff" style:font-name="Consolas1" fo:font-size="9.5pt" officeooo:rsid="000ca948" style:font-size-asian="9.5pt" style:font-name-complex="Consolas1" fo:background-color="#ffffff"/>
    </style:style>
    <style:style style:name="T17" style:family="text">
      <style:text-properties fo:color="#0000ff" style:font-name="Consolas1" fo:font-size="9.5pt" officeooo:rsid="000a9694" style:font-size-asian="9.5pt" style:font-name-complex="Consolas1" fo:background-color="#ffffff"/>
    </style:style>
    <style:style style:name="T18" style:family="text">
      <style:text-properties fo:color="#0000ff" style:font-name="Consolas1" fo:font-size="9.5pt" style:font-size-asian="9.5pt" fo:background-color="#ffffff"/>
    </style:style>
    <style:style style:name="T19" style:family="text">
      <style:text-properties fo:color="#0000ff" style:font-name="Consolas1" fo:font-size="9.5pt" officeooo:rsid="000a9694" style:font-size-asian="9.5pt" style:font-name-complex="Times New Roman" fo:background-color="#ffffff"/>
    </style:style>
    <style:style style:name="T20" style:family="text">
      <style:text-properties fo:color="#0000ff" style:font-name="Consolas1" fo:font-size="9.5pt" style:font-size-asian="9.5pt" style:font-name-complex="Times New Roman" fo:background-color="#ffffff"/>
    </style:style>
    <style:style style:name="T21" style:family="text">
      <style:text-properties fo:color="#000000" style:font-name="Consolas" fo:font-size="9.5pt" style:font-size-asian="9.5pt" fo:background-color="#ffffff"/>
    </style:style>
    <style:style style:name="T22" style:family="text">
      <style:text-properties fo:color="#000000" style:font-name="Consolas" fo:font-size="9.5pt" officeooo:rsid="000e8db6" style:font-size-asian="9.5pt" fo:background-color="#ffffff"/>
    </style:style>
    <style:style style:name="T23" style:family="text">
      <style:text-properties fo:color="#000000" style:font-name="Consolas1" fo:font-size="9.5pt" style:font-size-asian="9.5pt" fo:background-color="#ffffff"/>
    </style:style>
    <style:style style:name="T24" style:family="text">
      <style:text-properties fo:color="#000000" style:font-name="Consolas1" fo:font-size="9.5pt" officeooo:rsid="000a9694" style:font-size-asian="9.5pt" style:font-name-complex="Times New Roman" fo:background-color="#ffffff"/>
    </style:style>
    <style:style style:name="T25" style:family="text">
      <style:text-properties fo:color="#000000" style:font-name="Consolas1" fo:font-size="9.5pt" style:font-size-asian="9.5pt" style:font-name-complex="Times New Roman" fo:background-color="#ffffff"/>
    </style:style>
    <style:style style:name="T26" style:family="text">
      <style:text-properties fo:color="#808080" style:font-name="Consolas" fo:font-size="9.5pt" style:font-size-asian="9.5pt" fo:background-color="#ffffff"/>
    </style:style>
    <style:style style:name="T27" style:family="text">
      <style:text-properties fo:color="#808080" style:font-name="Consolas" fo:font-size="9.5pt" officeooo:rsid="000a9694" style:font-size-asian="9.5pt" style:font-name-complex="Times New Roman" fo:background-color="#ffffff"/>
    </style:style>
    <style:style style:name="T28" style:family="text">
      <style:text-properties fo:color="#808080" style:font-name="Consolas" fo:font-size="9.5pt" officeooo:rsid="000c6106" style:font-size-asian="9.5pt" fo:background-color="#ffffff"/>
    </style:style>
    <style:style style:name="T29" style:family="text">
      <style:text-properties fo:color="#808080" style:font-name="Consolas1" fo:font-size="9.5pt" style:font-size-asian="9.5pt" fo:background-color="#ffffff"/>
    </style:style>
    <style:style style:name="T30" style:family="text">
      <style:text-properties fo:color="#808080" style:font-name="Consolas1" fo:font-size="9.5pt" officeooo:rsid="000a9694" style:font-size-asian="9.5pt" style:font-name-complex="Times New Roman" fo:background-color="#ffffff"/>
    </style:style>
    <style:style style:name="T31" style:family="text">
      <style:text-properties fo:color="#808080" style:font-name="Consolas1" fo:font-size="9.5pt" style:font-size-asian="9.5pt" style:font-name-complex="Times New Roman" fo:background-color="#ffffff"/>
    </style:style>
    <style:style style:name="T32" style:family="text">
      <style:text-properties officeooo:rsid="000a9694"/>
    </style:style>
    <style:style style:name="T33" style:family="text">
      <style:text-properties fo:color="#ff00ff" style:font-name="Consolas" fo:font-size="9.5pt" style:font-size-asian="9.5pt" fo:background-color="#ffffff"/>
    </style:style>
    <style:style style:name="T34" style:family="text">
      <style:text-properties officeooo:rsid="000ead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s opérations mises en œuvre dans SQL</text:h>
      <text:p text:style-name="P16"><text:span text:style-name="T1"/></text:p>
      <text:p text:style-name="P15"><text:span text:style-name="T2">Je vais noter ici divers base de requêtes SQL et les expliquer.</text:span></text:p>
      <text:p text:style-name="P16"><text:span text:style-name="T1">Pour ce cours nous, nous serviront de ces tables.</text:span></text:p>
      <text:p text:style-name="P16"><text:span text:style-name="T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columns-spanned="8" office:value-type="string">
            <text:p text:style-name="P11">EM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8">EMPNO</text:p>
          </table:table-cell>
          <table:table-cell table:style-name="Tableau2.A1" office:value-type="string">
            <text:p text:style-name="P8">ENAME</text:p>
          </table:table-cell>
          <table:table-cell table:style-name="Tableau2.A1" office:value-type="string">
            <text:p text:style-name="P8">JOB</text:p>
          </table:table-cell>
          <table:table-cell table:style-name="Tableau2.A1" office:value-type="string">
            <text:p text:style-name="P8">MGR</text:p>
          </table:table-cell>
          <table:table-cell table:style-name="Tableau2.A1" office:value-type="string">
            <text:p text:style-name="P8">HIREDATE</text:p>
          </table:table-cell>
          <table:table-cell table:style-name="Tableau2.A1" office:value-type="string">
            <text:p text:style-name="P8">SAL</text:p>
          </table:table-cell>
          <table:table-cell table:style-name="Tableau2.A1" office:value-type="string">
            <text:p text:style-name="P8">COMM</text:p>
          </table:table-cell>
          <table:table-cell table:style-name="Tableau2.A1" office:value-type="string">
            <text:p text:style-name="P8">DEPTNO</text:p>
          </table:table-cell>
        </table:table-row>
        <table:table-row table:style-name="Tableau2.1">
          <table:table-cell table:style-name="Tableau2.A1" office:value-type="string">
            <text:p text:style-name="P8">7369</text:p>
          </table:table-cell>
          <table:table-cell table:style-name="Tableau2.A1" office:value-type="string">
            <text:p text:style-name="P9">SMITH</text:p>
          </table:table-cell>
          <table:table-cell table:style-name="Tableau2.A1" office:value-type="string">
            <text:p text:style-name="P9">CLERK</text:p>
          </table:table-cell>
          <table:table-cell table:style-name="Tableau2.A1" office:value-type="string">
            <text:p text:style-name="P8">7902</text:p>
          </table:table-cell>
          <table:table-cell table:style-name="Tableau2.A1" office:value-type="string">
            <text:p text:style-name="P9">17-DEC-80</text:p>
          </table:table-cell>
          <table:table-cell table:style-name="Tableau2.A1" office:value-type="string">
            <text:p text:style-name="P10">8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20</text:p>
          </table:table-cell>
        </table:table-row>
        <table:table-row table:style-name="Tableau2.1">
          <table:table-cell table:style-name="Tableau2.A1" office:value-type="string">
            <text:p text:style-name="P8">7499</text:p>
          </table:table-cell>
          <table:table-cell table:style-name="Tableau2.A1" office:value-type="string">
            <text:p text:style-name="P9">ALLEN</text:p>
          </table:table-cell>
          <table:table-cell table:style-name="Tableau2.A1" office:value-type="string">
            <text:p text:style-name="P9">SALESMAN</text:p>
          </table:table-cell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20-FEV-81</text:p>
          </table:table-cell>
          <table:table-cell table:style-name="Tableau2.A1" office:value-type="string">
            <text:p text:style-name="P10">1600</text:p>
          </table:table-cell>
          <table:table-cell table:style-name="Tableau2.A1" office:value-type="string">
            <text:p text:style-name="P10">300</text:p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521</text:p>
          </table:table-cell>
          <table:table-cell table:style-name="Tableau2.A1" office:value-type="string">
            <text:p text:style-name="P9">WARD</text:p>
          </table:table-cell>
          <table:table-cell table:style-name="Tableau2.A1" office:value-type="string">
            <text:p text:style-name="P9">SALESMAN</text:p>
          </table:table-cell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22-FEV-81</text:p>
          </table:table-cell>
          <table:table-cell table:style-name="Tableau2.A1" office:value-type="string">
            <text:p text:style-name="P10">1250</text:p>
          </table:table-cell>
          <table:table-cell table:style-name="Tableau2.A1" office:value-type="string">
            <text:p text:style-name="P10">500</text:p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566</text:p>
          </table:table-cell>
          <table:table-cell table:style-name="Tableau2.A1" office:value-type="string">
            <text:p text:style-name="P9">JONES</text:p>
          </table:table-cell>
          <table:table-cell table:style-name="Tableau2.A1" office:value-type="string">
            <text:p text:style-name="P9">MANAGER</text:p>
          </table:table-cell>
          <table:table-cell table:style-name="Tableau2.A1" office:value-type="string">
            <text:p text:style-name="P8">7839</text:p>
          </table:table-cell>
          <table:table-cell table:style-name="Tableau2.A1" office:value-type="string">
            <text:p text:style-name="P9">02-AVR-81</text:p>
          </table:table-cell>
          <table:table-cell table:style-name="Tableau2.A1" office:value-type="string">
            <text:p text:style-name="P10">2975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20</text:p>
          </table:table-cell>
        </table:table-row>
        <table:table-row table:style-name="Tableau2.1">
          <table:table-cell table:style-name="Tableau2.A1" office:value-type="string">
            <text:p text:style-name="P8">7654</text:p>
          </table:table-cell>
          <table:table-cell table:style-name="Tableau2.A1" office:value-type="string">
            <text:p text:style-name="P9">MARTIN</text:p>
          </table:table-cell>
          <table:table-cell table:style-name="Tableau2.A1" office:value-type="string">
            <text:p text:style-name="P9">SALESMAN</text:p>
          </table:table-cell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28-SEP-81</text:p>
          </table:table-cell>
          <table:table-cell table:style-name="Tableau2.A1" office:value-type="string">
            <text:p text:style-name="P10">1250</text:p>
          </table:table-cell>
          <table:table-cell table:style-name="Tableau2.A1" office:value-type="string">
            <text:p text:style-name="P10">1400</text:p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BLAKE</text:p>
          </table:table-cell>
          <table:table-cell table:style-name="Tableau2.A1" office:value-type="string">
            <text:p text:style-name="P9">MANAGER</text:p>
          </table:table-cell>
          <table:table-cell table:style-name="Tableau2.A1" office:value-type="string">
            <text:p text:style-name="P8">7839</text:p>
          </table:table-cell>
          <table:table-cell table:style-name="Tableau2.A1" office:value-type="string">
            <text:p text:style-name="P9">01-MAI-81</text:p>
          </table:table-cell>
          <table:table-cell table:style-name="Tableau2.A1" office:value-type="string">
            <text:p text:style-name="P10">285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782</text:p>
          </table:table-cell>
          <table:table-cell table:style-name="Tableau2.A1" office:value-type="string">
            <text:p text:style-name="P9">CLARK</text:p>
          </table:table-cell>
          <table:table-cell table:style-name="Tableau2.A1" office:value-type="string">
            <text:p text:style-name="P9">MANAGER</text:p>
          </table:table-cell>
          <table:table-cell table:style-name="Tableau2.A1" office:value-type="string">
            <text:p text:style-name="P8">7839</text:p>
          </table:table-cell>
          <table:table-cell table:style-name="Tableau2.A1" office:value-type="string">
            <text:p text:style-name="P9">09-JUI-81</text:p>
          </table:table-cell>
          <table:table-cell table:style-name="Tableau2.A1" office:value-type="string">
            <text:p text:style-name="P10">245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10</text:p>
          </table:table-cell>
        </table:table-row>
        <table:table-row table:style-name="Tableau2.1">
          <table:table-cell table:style-name="Tableau2.A1" office:value-type="string">
            <text:p text:style-name="P8">7788</text:p>
          </table:table-cell>
          <table:table-cell table:style-name="Tableau2.A1" office:value-type="string">
            <text:p text:style-name="P9">SCOTT</text:p>
          </table:table-cell>
          <table:table-cell table:style-name="Tableau2.A1" office:value-type="string">
            <text:p text:style-name="P9">ANALYST</text:p>
          </table:table-cell>
          <table:table-cell table:style-name="Tableau2.A1" office:value-type="string">
            <text:p text:style-name="P8">7566</text:p>
          </table:table-cell>
          <table:table-cell table:style-name="Tableau2.A1" office:value-type="string">
            <text:p text:style-name="P9">09-DEC-82</text:p>
          </table:table-cell>
          <table:table-cell table:style-name="Tableau2.A1" office:value-type="string">
            <text:p text:style-name="P10">30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20</text:p>
          </table:table-cell>
        </table:table-row>
        <table:table-row table:style-name="Tableau2.1">
          <table:table-cell table:style-name="Tableau2.A1" office:value-type="string">
            <text:p text:style-name="P8">7839</text:p>
          </table:table-cell>
          <table:table-cell table:style-name="Tableau2.A1" office:value-type="string">
            <text:p text:style-name="P9">KING</text:p>
          </table:table-cell>
          <table:table-cell table:style-name="Tableau2.A1" office:value-type="string">
            <text:p text:style-name="P9">PRESIDENT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17-NOV-81</text:p>
          </table:table-cell>
          <table:table-cell table:style-name="Tableau2.A1" office:value-type="string">
            <text:p text:style-name="P10">50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10</text:p>
          </table:table-cell>
        </table:table-row>
        <table:table-row table:style-name="Tableau2.1">
          <table:table-cell table:style-name="Tableau2.A1" office:value-type="string">
            <text:p text:style-name="P8">7844</text:p>
          </table:table-cell>
          <table:table-cell table:style-name="Tableau2.A1" office:value-type="string">
            <text:p text:style-name="P9">TURNER</text:p>
          </table:table-cell>
          <table:table-cell table:style-name="Tableau2.A1" office:value-type="string">
            <text:p text:style-name="P9">SALESMAN</text:p>
          </table:table-cell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08-SEP-81</text:p>
          </table:table-cell>
          <table:table-cell table:style-name="Tableau2.A1" office:value-type="string">
            <text:p text:style-name="P10">1500</text:p>
          </table:table-cell>
          <table:table-cell table:style-name="Tableau2.A1" office:value-type="string">
            <text:p text:style-name="P10">0</text:p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876</text:p>
          </table:table-cell>
          <table:table-cell table:style-name="Tableau2.A1" office:value-type="string">
            <text:p text:style-name="P9">ADAMS</text:p>
          </table:table-cell>
          <table:table-cell table:style-name="Tableau2.A1" office:value-type="string">
            <text:p text:style-name="P9">CLERK</text:p>
          </table:table-cell>
          <table:table-cell table:style-name="Tableau2.A1" office:value-type="string">
            <text:p text:style-name="P8">7788</text:p>
          </table:table-cell>
          <table:table-cell table:style-name="Tableau2.A1" office:value-type="string">
            <text:p text:style-name="P9">12-JAN-83</text:p>
          </table:table-cell>
          <table:table-cell table:style-name="Tableau2.A1" office:value-type="string">
            <text:p text:style-name="P10">11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20</text:p>
          </table:table-cell>
        </table:table-row>
        <table:table-row table:style-name="Tableau2.1">
          <table:table-cell table:style-name="Tableau2.A1" office:value-type="string">
            <text:p text:style-name="P8">7900</text:p>
          </table:table-cell>
          <table:table-cell table:style-name="Tableau2.A1" office:value-type="string">
            <text:p text:style-name="P9">JAMES</text:p>
          </table:table-cell>
          <table:table-cell table:style-name="Tableau2.A1" office:value-type="string">
            <text:p text:style-name="P9">CLERK</text:p>
          </table:table-cell>
          <table:table-cell table:style-name="Tableau2.A1" office:value-type="string">
            <text:p text:style-name="P8">7698</text:p>
          </table:table-cell>
          <table:table-cell table:style-name="Tableau2.A1" office:value-type="string">
            <text:p text:style-name="P9">03-DEC-81</text:p>
          </table:table-cell>
          <table:table-cell table:style-name="Tableau2.A1" office:value-type="string">
            <text:p text:style-name="P10">95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30</text:p>
          </table:table-cell>
        </table:table-row>
        <table:table-row table:style-name="Tableau2.1">
          <table:table-cell table:style-name="Tableau2.A1" office:value-type="string">
            <text:p text:style-name="P8">7902</text:p>
          </table:table-cell>
          <table:table-cell table:style-name="Tableau2.A1" office:value-type="string">
            <text:p text:style-name="P9">FORD</text:p>
          </table:table-cell>
          <table:table-cell table:style-name="Tableau2.A1" office:value-type="string">
            <text:p text:style-name="P9">ANALYST</text:p>
          </table:table-cell>
          <table:table-cell table:style-name="Tableau2.A1" office:value-type="string">
            <text:p text:style-name="P8">7566</text:p>
          </table:table-cell>
          <table:table-cell table:style-name="Tableau2.A1" office:value-type="string">
            <text:p text:style-name="P9">03-DEC-81</text:p>
          </table:table-cell>
          <table:table-cell table:style-name="Tableau2.A1" office:value-type="string">
            <text:p text:style-name="P10">30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20</text:p>
          </table:table-cell>
        </table:table-row>
        <table:table-row table:style-name="Tableau2.1">
          <table:table-cell table:style-name="Tableau2.A1" office:value-type="string">
            <text:p text:style-name="P8">7934</text:p>
          </table:table-cell>
          <table:table-cell table:style-name="Tableau2.A1" office:value-type="string">
            <text:p text:style-name="P9">MILLER</text:p>
          </table:table-cell>
          <table:table-cell table:style-name="Tableau2.A1" office:value-type="string">
            <text:p text:style-name="P9">CLERK</text:p>
          </table:table-cell>
          <table:table-cell table:style-name="Tableau2.A1" office:value-type="string">
            <text:p text:style-name="P8">7782</text:p>
          </table:table-cell>
          <table:table-cell table:style-name="Tableau2.A1" office:value-type="string">
            <text:p text:style-name="P9">23-JAN-82</text:p>
          </table:table-cell>
          <table:table-cell table:style-name="Tableau2.A1" office:value-type="string">
            <text:p text:style-name="P10">1300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>10</text:p>
          </table:table-cell>
        </table:table-row>
      </table:table>
      <text:p text:style-name="P15"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22">DEPT</text:p>
          </table:table-cell>
          <table:covered-table-cell/>
          <table:covered-table-cell/>
        </table:table-row>
        <table:table-row table:style-name="Tableau3.1">
          <table:table-cell table:style-name="Tableau3.A1" office:value-type="string">
            <text:p text:style-name="P14">DEPTNO</text:p>
          </table:table-cell>
          <table:table-cell table:style-name="Tableau3.A1" office:value-type="string">
            <text:p text:style-name="P14">DNAME</text:p>
          </table:table-cell>
          <table:table-cell table:style-name="Tableau3.A1" office:value-type="string">
            <text:p text:style-name="P14">LOC</text:p>
            <text:p text:style-name="P13"/>
          </table:table-cell>
        </table:table-row>
        <table:table-row table:style-name="Tableau3.1">
          <table:table-cell table:style-name="Tableau3.A1" office:value-type="string">
            <text:p text:style-name="P14">10</text:p>
          </table:table-cell>
          <table:table-cell table:style-name="Tableau3.A1" office:value-type="string">
            <text:p text:style-name="P14">ACCOUNTING</text:p>
          </table:table-cell>
          <table:table-cell table:style-name="Tableau3.A1" office:value-type="string">
            <text:p text:style-name="P14">NEW YORK</text:p>
          </table:table-cell>
        </table:table-row>
        <table:table-row table:style-name="Tableau3.1">
          <table:table-cell table:style-name="Tableau3.A1" office:value-type="string">
            <text:p text:style-name="P14">20</text:p>
          </table:table-cell>
          <table:table-cell table:style-name="Tableau3.A1" office:value-type="string">
            <text:p text:style-name="P14">RESEARCH</text:p>
          </table:table-cell>
          <table:table-cell table:style-name="Tableau3.A1" office:value-type="string">
            <text:p text:style-name="P14">DALLAS</text:p>
          </table:table-cell>
        </table:table-row>
        <table:table-row table:style-name="Tableau3.1">
          <table:table-cell table:style-name="Tableau3.A1" office:value-type="string">
            <text:p text:style-name="P14">30</text:p>
          </table:table-cell>
          <table:table-cell table:style-name="Tableau3.A1" office:value-type="string">
            <text:p text:style-name="P14">SALES</text:p>
          </table:table-cell>
          <table:table-cell table:style-name="Tableau3.A1" office:value-type="string">
            <text:p text:style-name="P14">CHICAGO</text:p>
          </table:table-cell>
        </table:table-row>
        <table:table-row table:style-name="Tableau3.1">
          <table:table-cell table:style-name="Tableau3.A1" office:value-type="string">
            <text:p text:style-name="P14">40</text:p>
          </table:table-cell>
          <table:table-cell table:style-name="Tableau3.A1" office:value-type="string">
            <text:p text:style-name="P14">OPERATIONS</text:p>
          </table:table-cell>
          <table:table-cell table:style-name="Tableau3.A1" office:value-type="string">
            <text:p text:style-name="P14">BOSTON</text:p>
          </table:table-cell>
        </table:table-row>
      </table:table>
      <text:p text:style-name="P16"><text:span text:style-name="T1"/></text:p>
      <text:h text:style-name="P5" text:outline-level="1">Afficher une entrée</text:h>
      <text:p text:style-name="P26">Avant toutes choses il faut savoirs afficher une entrée, pour cela il faudra se servir de <text:span text:style-name="T10">SELECT</text:span>.</text:p>
      <text:p text:style-name="P2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1"><text:span text:style-name="T1">Pour tout afficher dans une table → </text:span></text:p>
          </table:table-cell>
          <table:table-cell table:style-name="Tableau8.B1" office:value-type="string">
            <text:p text:style-name="P21"><text:span text:style-name="T8">SELECT</text:span><text:span text:style-name="T21"> </text:span><text:span text:style-name="T26">*</text:span><text:span text:style-name="T21"> </text:span><text:span text:style-name="T9">FROM</text:span><text:span text:style-name="T21"> EMP</text:span></text:p>
          </table:table-cell>
        </table:table-row>
        <table:table-row>
          <table:table-cell table:style-name="Tableau8.A2" office:value-type="string">
            <text:p text:style-name="P21">Pour afficher certaines colonnes → </text:p>
            <text:p text:style-name="P21">Ici cela affichera uniquement les noms et numéro de département.</text:p>
          </table:table-cell>
          <table:table-cell table:style-name="Tableau8.B2" office:value-type="string">
            <text:p text:style-name="P21"><text:span text:style-name="T9">SELECT</text:span><text:span text:style-name="T21"> ENAME</text:span><text:span text:style-name="T26">,</text:span><text:span text:style-name="T21"> DEPTNO </text:span><text:span text:style-name="T9">FROM</text:span><text:span text:style-name="T21"> EMP</text:span></text:p>
          </table:table-cell>
        </table:table-row>
        <table:table-row>
          <table:table-cell table:style-name="Tableau8.A2" office:value-type="string">
            <text:p text:style-name="P26">On peut eviter les doublon avec la clause <text:s/><text:span text:style-name="T9">DISTINCT → </text:span></text:p>
          </table:table-cell>
          <table:table-cell table:style-name="Tableau8.B2" office:value-type="string">
            <text:p text:style-name="P21"><text:span text:style-name="T9">SELECT </text:span><text:span text:style-name="T13">DISTINCT</text:span><text:span text:style-name="T21"> </text:span><text:span text:style-name="T22">DEPTNO</text:span><text:span text:style-name="T21"> </text:span><text:span text:style-name="T9">FROM</text:span><text:span text:style-name="T21"> </text:span><text:span text:style-name="T22">DEPT</text:span></text:p>
          </table:table-cell>
        </table:table-row>
        <table:table-row>
          <table:table-cell table:style-name="Tableau8.A4" office:value-type="string">
            <text:p text:style-name="P26">En rajoutant <text:span text:style-name="T14">AS</text:span> derrière un des attribut qu’on veux afficher il est possible de renommer la colonne a l’affichage → </text:p>
          </table:table-cell>
          <table:table-cell table:style-name="Tableau8.B4" office:value-type="string">
            <text:p text:style-name="P21"><text:span text:style-name="T9">SELECT</text:span><text:span text:style-name="T21"> ENAME </text:span><text:span text:style-name="T9">AS</text:span><text:span text:style-name="T21"> Nom_employers </text:span><text:span text:style-name="T9">FROM</text:span><text:span text:style-name="T21"> EMP </text:span><text:span text:style-name="T9">WHERE</text:span><text:span text:style-name="T21"> COMM </text:span><text:span text:style-name="T26">IS</text:span><text:span text:style-name="T21"> </text:span><text:span text:style-name="T26">NOT</text:span><text:span text:style-name="T21"> </text:span><text:span text:style-name="T26">NULL</text:span><text:span text:style-name="T21"> </text:span><text:span text:style-name="T26">OR</text:span><text:span text:style-name="T21"> COMM </text:span><text:span text:style-name="T26">!=</text:span><text:span text:style-name="T21"> 0</text:span></text:p>
          </table:table-cell>
        </table:table-row>
      </table:table>
      <text:p text:style-name="P26"/>
      <text:h text:style-name="P3" text:outline-level="1"/>
      <text:h text:style-name="P2" text:outline-level="1">Les conditions <text:span text:style-name="T34">&amp; Expression logique</text:span></text:h>
      <text:p text:style-name="P33"><text:span text:style-name="T1"/></text:p>
      <text:p text:style-name="P33"><text:span text:style-name="T1">Une condition s’écrit avec la clause <text:s/></text:span><text:span text:style-name="T12">WHERE</text:span></text:p>
      <text:p text:style-name="P29"><text:span text:style-name="T1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7"><text:span text:style-name="T3">Affiche tout les employé dont le DEPTNO est de 20 avec le </text:span><text:span text:style-name="T12">WHERE</text:span><text:span text:style-name="T3"> </text:span><text:span text:style-name="T1">→ </text:span></text:p>
          </table:table-cell>
          <table:table-cell table:style-name="Tableau5.B1" office:value-type="string">
            <text:p text:style-name="P24"><text:span text:style-name="T9">SELECT</text:span><text:span text:style-name="T21"> </text:span><text:span text:style-name="T26">*</text:span><text:span text:style-name="T21"> </text:span><text:span text:style-name="T9">FROM</text:span><text:span text:style-name="T21"> EMP </text:span></text:p>
            <text:p text:style-name="P24"><text:span text:style-name="T9">WHERE</text:span><text:span text:style-name="T21"> DEPTNO </text:span><text:span text:style-name="T26">=</text:span><text:span text:style-name="T21"> 20</text:span></text:p>
          </table:table-cell>
        </table:table-row>
      </table:table>
      <text:p text:style-name="P28"><text:span text:style-name="T1"/></text:p>
      <text:p text:style-name="P29"><text:span text:style-name="T1">Pour affecter plusieurs conditions, il est possible d’utiliser des </text:span><text:span text:style-name="T7">expressions logiques</text:span><text:span text:style-name="T1"> après le </text:span><text:span text:style-name="T8">WHERE</text:span><text:span text:style-name="T1">.</text:span></text:p>
      <text:p text:style-name="P30"><text:span text:style-name="T1"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"><text:span text:style-name="T3">A</text:span><text:span text:style-name="T4">vec le </text:span><text:span text:style-name="T27">AND</text:span><text:span text:style-name="T4"> on rajoute une condition d’un salaire supérieur ou égale à 2800 </text:span><text:span text:style-name="T1">→ </text:span></text:p>
          </table:table-cell>
          <table:table-cell table:style-name="Tableau6.B1" office:value-type="string">
            <text:p text:style-name="P24"><text:span text:style-name="T9">SELECT</text:span><text:span text:style-name="T21"> * </text:span><text:span text:style-name="T9">FROM</text:span><text:span text:style-name="T21"> EMP </text:span></text:p>
            <text:p text:style-name="P24"><text:span text:style-name="T9">WHERE</text:span><text:span text:style-name="T21"> DEPTNO </text:span><text:span text:style-name="T26">=</text:span><text:span text:style-name="T21"> 20 </text:span><text:span text:style-name="T26">AND</text:span><text:span text:style-name="T21"> SAL </text:span><text:span text:style-name="T26">&gt;=</text:span><text:span text:style-name="T21"> 2800</text:span></text:p>
          </table:table-cell>
        </table:table-row>
        <table:table-row>
          <table:table-cell table:style-name="Tableau6.A2" office:value-type="string">
            <text:p text:style-name="P19"><text:span text:style-name="T3">A</text:span><text:span text:style-name="T4">vec le </text:span><text:span text:style-name="T27">NOT</text:span><text:span text:style-name="T4"> on </text:span><text:span text:style-name="T5">affiche les employé avec un DEPTNO = 20 ou DEPTNO = 10</text:span><text:span text:style-name="T4"> </text:span><text:span text:style-name="T1">→ </text:span></text:p>
          </table:table-cell>
          <table:table-cell table:style-name="Tableau6.B2" office:value-type="string">
            <text:p text:style-name="P24"><text:span text:style-name="T9">SELECT</text:span><text:span text:style-name="T21"> </text:span><text:span text:style-name="T26">*</text:span><text:span text:style-name="T21"> </text:span><text:span text:style-name="T9">FROM</text:span><text:span text:style-name="T21"> EMP </text:span></text:p>
            <text:p text:style-name="P24"><text:span text:style-name="T9">WHERE</text:span><text:span text:style-name="T21"> DEPTNO </text:span><text:span text:style-name="T26">=</text:span><text:span text:style-name="T21"> 20 </text:span><text:span text:style-name="T28">OR</text:span><text:span text:style-name="T21"> DEPTNO </text:span><text:span text:style-name="T26">=</text:span><text:span text:style-name="T21"> 10</text:span></text:p>
          </table:table-cell>
        </table:table-row>
        <table:table-row>
          <table:table-cell table:style-name="Tableau6.A2" office:value-type="string">
            <text:p text:style-name="P19"><text:span text:style-name="T3">A</text:span><text:span text:style-name="T4">vec le </text:span><text:span text:style-name="T27">NOT</text:span><text:span text:style-name="T4"> on </text:span><text:span text:style-name="T5">exclu tout les employé qui ont un DEPTNO = 20, pour rajouter une seconde négation on ne peut pas mettre un </text:span><text:span text:style-name="T27">NOT</text:span><text:span text:style-name="T5"> seul il faut rajouter une autre expression avant</text:span><text:span text:style-name="T4"> </text:span><text:span text:style-name="T1">→ </text:span></text:p>
          </table:table-cell>
          <table:table-cell table:style-name="Tableau6.B2" office:value-type="string">
            <text:p text:style-name="P24"><text:span text:style-name="T9">SELECT</text:span><text:span text:style-name="T21"> </text:span><text:span text:style-name="T26">*</text:span><text:span text:style-name="T21"> </text:span><text:span text:style-name="T9">FROM</text:span><text:span text:style-name="T21"> EMP </text:span></text:p>
            <text:p text:style-name="P24"><text:span text:style-name="T9">WHERE</text:span><text:span text:style-name="T21"> </text:span><text:span text:style-name="T26">NOT</text:span><text:span text:style-name="T21"> DEPTNO </text:span><text:span text:style-name="T26">=</text:span><text:span text:style-name="T21"> 20 </text:span><text:span text:style-name="T26">AND</text:span><text:span text:style-name="T21"> </text:span><text:span text:style-name="T26">NOT</text:span><text:span text:style-name="T21"> DEPTNO </text:span><text:span text:style-name="T26">=</text:span><text:span text:style-name="T21"> 10</text:span></text:p>
          </table:table-cell>
        </table:table-row>
        <table:table-row>
          <table:table-cell table:style-name="Tableau6.A2" office:value-type="string">
            <text:p text:style-name="P27">Les symbole arithmétiques fonctionnent aussi → </text:p>
          </table:table-cell>
          <table:table-cell table:style-name="Tableau6.B2" office:value-type="string">
            <text:p text:style-name="P24"><text:s/><text:span text:style-name="T34">+ / - / = / != / %</text:span></text:p>
          </table:table-cell>
        </table:table-row>
      </table:table>
      <text:p text:style-name="P30"><text:span text:style-name="T1"/></text:p>
      <text:p text:style-name="P31"><text:span text:style-name="T1">Ces expressions logique ne prendront jamais en compte les valeurs non initialisée (NULL), il faudra alors le spécifier.</text:span></text:p>
      <text:p text:style-name="P31"><text:span text:style-name="T1">Il faudra alors les indiquer avec </text:span><text:span text:style-name="T30">IS</text:span><text:span text:style-name="T24"> </text:span><text:span text:style-name="T30">NOT</text:span><text:span text:style-name="T24"> </text:span><text:span text:style-name="T30">NULL</text:span><text:span text:style-name="T1"> ou </text:span><text:span text:style-name="T30">IS</text:span><text:span text:style-name="T24"> </text:span><text:span text:style-name="T30">NULL</text:span><text:span text:style-name="T1">.</text:span></text:p>
      <text:p text:style-name="P32"><text:span text:style-name="T1"/></text:p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20"><text:span text:style-name="T1"><text:s/></text:span><text:span text:style-name="T16">S</text:span><text:span text:style-name="T17">ELECT</text:span><text:span text:style-name="T24"> </text:span><text:span text:style-name="T30">*</text:span><text:span text:style-name="T24"> </text:span><text:span text:style-name="T19">FROM</text:span><text:span text:style-name="T24"> EMP </text:span></text:p>
            <text:p text:style-name="P25"><text:span text:style-name="T20">WHERE</text:span><text:span text:style-name="T25"> COMM </text:span><text:span text:style-name="T31">IS</text:span><text:span text:style-name="T25"> </text:span><text:span text:style-name="T31">NOT</text:span><text:span text:style-name="T25"> </text:span><text:span text:style-name="T31">NULL</text:span></text:p>
          </table:table-cell>
          <table:table-cell table:style-name="Tableau7.B1" office:value-type="string">
            <text:p text:style-name="P34"><text:span text:style-name="T16">S</text:span><text:span text:style-name="T15">ELECT</text:span><text:span text:style-name="T23"> </text:span><text:span text:style-name="T29">*</text:span><text:span text:style-name="T23"> </text:span><text:span text:style-name="T18">FROM</text:span><text:span text:style-name="T23"> EMP </text:span></text:p>
            <text:p text:style-name="P34"><text:span text:style-name="T18">WHERE</text:span><text:span text:style-name="T23"> COMM </text:span><text:span text:style-name="T29">IS</text:span><text:span text:style-name="T23"> </text:span><text:span text:style-name="T29">NULL</text:span></text:p>
          </table:table-cell>
        </table:table-row>
      </table:table>
      <text:p text:style-name="P32"><text:span text:style-name="T1"/></text:p>
      <text:h text:style-name="P6" text:outline-level="1"/>
      <text:h text:style-name="P7" text:outline-level="1"><text:span text:style-name="T32">Les expressions et les fonctions</text:span></text:h>
      <text:p text:style-name="P3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text:span text:style-name="T3">Compter toutes les occurrences </text:span></text:p>
            <text:p text:style-name="P17"><text:span text:style-name="T3">dans EMP</text:span><text:span text:style-name="T1"> </text:span><text:span text:style-name="T3">(Ici 14) </text:span><text:span text:style-name="T1">→ </text:span></text:p>
          </table:table-cell>
          <table:table-cell table:style-name="Tableau4.B1" office:value-type="string">
            <text:p text:style-name="P23"><text:span text:style-name="T9">SELECT</text:span><text:span text:style-name="T21"> </text:span><text:span text:style-name="T33">COUNT</text:span><text:span text:style-name="T26">(*)</text:span><text:span text:style-name="T21"> </text:span><text:span text:style-name="T9">FROM</text:span><text:span text:style-name="T21"> EMP</text:span></text:p>
          </table:table-cell>
        </table:table-row>
        <table:table-row>
          <table:table-cell table:style-name="Tableau4.A2" office:value-type="string">
            <text:p text:style-name="P17"><text:span text:style-name="T3">Compter toutes les occurrences de </text:span><text:span text:style-name="T27">DEPTNO</text:span><text:span text:style-name="T3"> dans EMP</text:span><text:span text:style-name="T1"> </text:span><text:span text:style-name="T3">(Ici 14) </text:span><text:span text:style-name="T1">→ </text:span></text:p>
          </table:table-cell>
          <table:table-cell table:style-name="Tableau4.B2" office:value-type="string">
            <text:p text:style-name="P23"><text:span text:style-name="T9">SELECT</text:span><text:span text:style-name="T21"> </text:span><text:span text:style-name="T33">COUNT</text:span><text:span text:style-name="T26">(DEPTNO)</text:span><text:span text:style-name="T21"> </text:span><text:span text:style-name="T9">FROM</text:span><text:span text:style-name="T21"> EMP</text:span></text:p>
          </table:table-cell>
        </table:table-row>
        <table:table-row>
          <table:table-cell table:style-name="Tableau4.A3" office:value-type="string">
            <text:p text:style-name="P17"><text:span text:style-name="T3">Compter toutes les occurrences sans doublon de </text:span><text:span text:style-name="T27">DEPTNO</text:span><text:span text:style-name="T3"> dans EMP</text:span><text:span text:style-name="T1"> </text:span><text:span text:style-name="T3">(Ici 3) </text:span><text:span text:style-name="T1">→ </text:span></text:p>
          </table:table-cell>
          <table:table-cell table:style-name="Tableau4.B3" office:value-type="string">
            <text:p text:style-name="P23"><text:span text:style-name="T9">SELECT</text:span><text:span text:style-name="T21"> </text:span><text:span text:style-name="T33">COUNT</text:span><text:span text:style-name="T26">(</text:span><text:span text:style-name="T9">DISTINCT</text:span><text:span text:style-name="T21"> DEPTNO</text:span><text:span text:style-name="T26">)</text:span><text:span text:style-name="T21"> </text:span><text:span text:style-name="T9">FROM</text:span><text:span text:style-name="T21"> EMP</text:span></text:p>
          </table:table-cell>
        </table:table-row>
      </table:table>
      <text:p text:style-name="P37"><text:span text:style-name="T1"/></text:p>
      <text:p text:style-name="P37"><text:span text:style-name="T1"/></text:p>
      <text:p text:style-name="P36"><text:span text:style-name="T1"/></text:p>
      <text:p text:style-name="P36"><text:span text:style-name="T6">SUM(</text:span><text:span text:style-name="T1">attribut</text:span><text:span text:style-name="T6">)</text:span><text:span text:style-name="T1">, pour sommer les valeurs de l'attribut (de type numérique),</text:span></text:p>
      <text:p text:style-name="P36"><text:span text:style-name="T6">AVG(</text:span><text:span text:style-name="T1">attribut</text:span><text:span text:style-name="T6">)</text:span><text:span text:style-name="T1">, pour obtenir la moyenne (Average) des valeurs de l'attribut,</text:span></text:p>
      <text:p text:style-name="P36"><text:span text:style-name="T6">MAX(</text:span><text:span text:style-name="T1">attribut</text:span><text:span text:style-name="T6">)</text:span><text:span text:style-name="T1">, pour obtenir la valeur maxi de l'attribut.</text:span></text:p>
      <text:p text:style-name="P35"><text:span text:style-name="T6">MIN(</text:span><text:span text:style-name="T1">attribut</text:span><text:span text:style-name="T6">)</text:span><text:span text:style-name="T1">, pour obtenir la valeur mini de l'attribut.</text:span></text:p>
      <text:p text:style-name="P12"/>
      <text:h text:style-name="P4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._20_décalé" style:display-name="Par. décalé" style:family="paragraph">
      <style:paragraph-properties fo:margin-left="1cm" fo:margin-right="0cm" style:line-height-at-least="0.635cm" fo:text-align="justify" style:justify-single-word="false" fo:orphans="2" fo:widows="2" fo:hyphenation-ladder-count="no-limit" fo:text-indent="0cm" style:auto-text-indent="false"/>
      <style:text-properties style:use-window-font-color="true" style:font-name="Tms Rmn" fo:font-family="'Tms Rmn', 'Times New Roman'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zh" style:country-asian="CN" style:font-name-complex="Tms Rmn" style:font-family-complex="'Tms Rmn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53:55.608000000</meta:creation-date>
    <dc:date>2020-01-03T11:57:28.361000000</dc:date>
    <meta:editing-duration>PT27M27S</meta:editing-duration>
    <meta:editing-cycles>4</meta:editing-cycles>
    <meta:generator>LibreOffice/6.1.5.2$Windows_X86_64 LibreOffice_project/90f8dcf33c87b3705e78202e3df5142b201bd805</meta:generator>
    <meta:document-statistic meta:table-count="7" meta:image-count="0" meta:object-count="0" meta:page-count="3" meta:paragraph-count="175" meta:word-count="558" meta:character-count="3000" meta:non-whitespace-character-count="2594"/>
  </office:meta>
</office:document-meta>
</file>